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1aaec1"/>
    </style:style>
    <style:style style:name="P2" style:family="paragraph" style:parent-style-name="Table_20_Contents">
      <style:text-properties officeooo:paragraph-rsid="001cf7d5"/>
    </style:style>
    <style:style style:name="P3" style:family="paragraph" style:parent-style-name="Table_20_Contents">
      <style:text-properties officeooo:paragraph-rsid="001e1f0d"/>
    </style:style>
    <style:style style:name="P4" style:family="paragraph" style:parent-style-name="Table_20_Contents">
      <style:text-properties officeooo:paragraph-rsid="00202067"/>
    </style:style>
    <style:style style:name="P5" style:family="paragraph" style:parent-style-name="Table_20_Contents">
      <style:text-properties officeooo:paragraph-rsid="0020dd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derivation <text:s/></text:p>
            <text:p text:style-name="Table_20_Contents">framework <text:s text:c="3"/></text:p>
            <text:p text:style-name="P3">configuration <text:s text:c="2"/></text:p>
            <text:p text:style-name="P3">frames <text:s text:c="5"/></text:p>
            <text:p text:style-name="Table_20_Contents">interface <text:s/></text:p>
            <text:p text:style-name="Table_20_Contents">variability <text:s text:c="2"/></text:p>
            <text:p text:style-name="Table_20_Contents">reflection <text:s/></text:p>
            <text:p text:style-name="Table_20_Contents">inheritance </text:p>
            <text:p text:style-name="Table_20_Contents">makefile <text:s/></text:p>
            <text:p text:style-name="Table_20_Contents">reuse <text:s/></text:p>
            <text:p text:style-name="Table_20_Contents">ahead <text:s text:c="2"/></text:p>
            <text:p text:style-name="P3">variant </text:p>
            <text:p text:style-name="Table_20_Contents">ifndef <text:s text:c="2"/></text:p>
            <text:p text:style-name="Table_20_Contents">instatiation <text:s/></text:p>
            <text:p text:style-name="Table_20_Contents">aggregation <text:s/></text:p>
            <text:p text:style-name="Table_20_Contents">delegation <text:s/></text:p>
            <text:p text:style-name="Table_20_Contents">composition <text:s/></text:p>
            <text:p text:style-name="P1">parameterization </text:p>
            <text:p text:style-name="P1">overloading <text:s text:c="2"/></text:p>
            <text:p text:style-name="P3">commonality </text:p>
            <text:p text:style-name="P3">variation point </text:p>
            <text:p text:style-name="P3">product family <text:s/></text:p>
            <text:p text:style-name="P3">product line <text:s text:c="2"/></text:p>
            <text:p text:style-name="P3">conditional compilation </text:p>
            <text:p text:style-name="P3">variant feature </text:p>
            <text:p text:style-name="Table_20_Contents">variability management </text:p>
            <text:p text:style-name="Table_20_Contents">dynamic variability <text:s/></text:p>
            <text:p text:style-name="Table_20_Contents">feature modeling </text:p>
            <text:p text:style-name="Table_20_Contents">feature dependencies <text:s/></text:p>
            <text:p text:style-name="P5">feature interaction</text:p>
            <text:p text:style-name="Table_20_Contents">functionality for binding <text:s/></text:p>
            <text:p text:style-name="Table_20_Contents">static libraries <text:s/></text:p>
            <text:p text:style-name="P1">design features <text:s/></text:p>
            <text:p text:style-name="P1">condition on constant <text:s/></text:p>
            <text:p text:style-name="P1">dynamic class loading <text:s/></text:p>
            <text:p text:style-name="P1">collection of variants </text:p>
            <text:p text:style-name="P1">aspect weaving <text:s text:c="2"/></text:p>
            <text:p text:style-name="P5">aspect oriented programming</text:p>
          </table:table-cell>
          <table:table-cell table:style-name="Tabela1.B1" office:value-type="string">
            <text:p text:style-name="Table_20_Contents">ifdef</text:p>
            <text:p text:style-name="Table_20_Contents">fop</text:p>
            <text:p text:style-name="Table_20_Contents">foda</text:p>
            <text:p text:style-name="Table_20_Contents">decision model</text:p>
            <text:p text:style-name="P2">feature model</text:p>
            <text:p text:style-name="P2">feature ide</text:p>
            <text:p text:style-name="Table_20_Contents">binding time</text:p>
            <text:p text:style-name="Table_20_Contents">condition on variable</text:p>
            <text:p text:style-name="Table_20_Contents">modular feature</text:p>
            <text:p text:style-name="Table_20_Contents">variability in space</text:p>
            <text:p text:style-name="Table_20_Contents">operational dependencies</text:p>
            <text:p text:style-name="Table_20_Contents">constraint programming</text:p>
            <text:p text:style-name="Table_20_Contents">variability scope</text:p>
            <text:p text:style-name="P4">dynamic link librari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0:16:41.369926314</meta:creation-date>
    <dc:date>2018-06-28T10:03:02.049239292</dc:date>
    <meta:editing-duration>PT46M32S</meta:editing-duration>
    <meta:editing-cycles>4</meta:editing-cycles>
    <meta:generator>LibreOffice/6.0.4.2$Linux_X86_64 LibreOffice_project/9b0d9b32d5dcda91d2f1a96dc04c645c450872bf</meta:generator>
    <meta:document-statistic meta:table-count="1" meta:image-count="0" meta:object-count="0" meta:page-count="1" meta:paragraph-count="52" meta:word-count="89" meta:character-count="806" meta:non-whitespace-character-count="694"/>
  </office:meta>
</office:document-meta>
</file>